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11.202cm" table:align="margins" fo:keep-with-next="always"/>
    </style:style>
    <style:style style:name="Titles.A" style:family="table-column">
      <style:table-column-properties style:column-width="3.806cm" style:rel-column-width="22264*"/>
    </style:style>
    <style:style style:name="Titles.B" style:family="table-column">
      <style:table-column-properties style:column-width="7.396cm" style:rel-column-width="43271*"/>
    </style:style>
    <style:style style:name="Titles.A1" style:family="table-cell">
      <style:table-cell-properties fo:padding="0.097cm" fo:border="0.018cm solid #000000"/>
    </style:style>
    <style:style style:name="Titles.A2" style:family="table-cell">
      <style:table-cell-properties fo:padding="0.097cm" fo:border-left="0.018cm solid #000000" fo:border-right="none" fo:border-top="none" fo:border-bottom="0.018cm solid #000000"/>
    </style:style>
    <style:style style:name="Titles.B2" style:family="table-cell">
      <style:table-cell-properties fo:padding="0.097cm" fo:border-left="0.018cm solid #000000" fo:border-right="0.018cm solid #000000" fo:border-top="none" fo:border-bottom="0.018cm solid #000000"/>
    </style:style>
    <style:style style:name="Titles" style:family="table">
      <style:table-properties style:width="11.202cm" table:align="margins" fo:keep-with-next="always"/>
    </style:style>
    <style:style style:name="Titles.A" style:family="table-column">
      <style:table-column-properties style:column-width="3.806cm" style:rel-column-width="22264*"/>
    </style:style>
    <style:style style:name="Titles.B" style:family="table-column">
      <style:table-column-properties style:column-width="7.396cm" style:rel-column-width="43271*"/>
    </style:style>
    <style:style style:name="Titles.A1" style:family="table-cell">
      <style:table-cell-properties fo:padding="0.097cm" fo:border="0.018cm solid #000000"/>
    </style:style>
    <style:style style:name="Titles.A2" style:family="table-cell">
      <style:table-cell-properties fo:padding="0.097cm" fo:border-left="0.018cm solid #000000" fo:border-right="none" fo:border-top="none" fo:border-bottom="0.018cm solid #000000"/>
    </style:style>
    <style:style style:name="Titles.B2" style:family="table-cell">
      <style:table-cell-properties fo:padding="0.097cm" fo:border-left="0.018cm solid #000000" fo:border-right="0.018cm solid #000000" fo:border-top="none" fo:border-bottom="0.018cm solid #000000"/>
    </style:style>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style>
    <style:style style:name="P15"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6"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text-underline-style="none"/>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text-properties fo:font-size="6pt" style:font-size-asian="6pt" style:font-size-complex="6pt"/>
    </style:style>
    <style:style style:name="P23" style:family="paragraph" style:parent-style-name="Heading_20_1">
      <style:paragraph-properties fo:break-before="page"/>
    </style:style>
    <style:style style:name="P24" style:family="paragraph" style:parent-style-name="Heading_20_2">
      <style:text-properties fo:language="en" fo:country="US"/>
    </style:style>
    <style:style style:name="P25" style:family="paragraph" style:parent-style-name="Heading_20_2">
      <style:text-properties fo:font-style="normal" style:font-style-asian="normal" style:font-style-complex="normal"/>
    </style:style>
    <style:style style:name="P26" style:family="paragraph" style:parent-style-name="Heading_20_2" style:master-page-name="">
      <style:paragraph-properties style:page-number="auto" fo:break-before="page"/>
      <style:text-properties fo:font-style="normal" style:font-style-asian="normal" style:font-style-complex="normal"/>
    </style:style>
    <style:style style:name="P27" style:family="paragraph" style:parent-style-name="Preformatted_20_Text">
      <style:text-properties fo:font-style="normal" style:font-style-asian="normal" style:font-style-complex="normal"/>
    </style:style>
    <style:style style:name="P28" style:family="paragraph" style:parent-style-name="Heading_20_3">
      <style:text-properties fo:font-style="normal" style:font-style-asian="normal" style:font-style-complex="normal"/>
    </style:style>
    <style:style style:name="P29" style:family="paragraph" style:parent-style-name="Contents_20_1">
      <style:paragraph-properties>
        <style:tab-stops>
          <style:tab-stop style:position="15.919cm" style:type="right" style:leader-style="dotted" style:leader-text="."/>
        </style:tab-stops>
      </style:paragraph-properties>
    </style:style>
    <style:style style:name="P30" style:family="paragraph" style:parent-style-name="Contents_20_2">
      <style:paragraph-properties>
        <style:tab-stops>
          <style:tab-stop style:position="15.411cm" style:type="right" style:leader-style="dotted" style:leader-text="."/>
        </style:tab-stops>
      </style:paragraph-properties>
    </style:style>
    <style:style style:name="P31" style:family="paragraph" style:parent-style-name="Contents_20_3">
      <style:paragraph-properties>
        <style:tab-stops>
          <style:tab-stop style:position="14.903cm" style:type="right" style:leader-style="dotted" style:leader-text="."/>
        </style:tab-stops>
      </style:paragraph-properties>
    </style:style>
    <style:style style:name="P3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1.202cm" draw:z-index="0">
        <draw:text-box fo:min-height="3.006cm">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9/12/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11</text:user-defined></text:p>
              </table:table-cell>
            </table:table-row>
          </table:table>
          <text:p text:style-name="Table"/>
        </draw:text-box>
      </draw:frame>
      <text:p text:style-name="Standard"/>
      <text:list xml:id="list1198793264" text:style-name="Outline">
        <text:list-item>
          <text:h text:style-name="P2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9"><text:s/>0. <text:s/>Document Control<text:tab/>2</text:p>
          <text:p text:style-name="P30"><text:s/>0.1. <text:s/>Table of Contents<text:tab/>2</text:p>
          <text:p text:style-name="P30"><text:s/>0.2. <text:s/>References<text:tab/>2</text:p>
          <text:p text:style-name="P30"><text:s/>0.3. <text:s/>Document History<text:tab/>3</text:p>
          <text:p text:style-name="P30"><text:s/>0.4. <text:s/>Copyright<text:tab/>3</text:p>
          <text:p text:style-name="P29"><text:s/>1. <text:s/>Introduction<text:tab/>4</text:p>
          <text:p text:style-name="P30"><text:s/>1.1. <text:s/>VDM<text:tab/>4</text:p>
          <text:p text:style-name="P29"><text:s/>2. <text:s/>Using VDMJ<text:tab/>5</text:p>
          <text:p text:style-name="P30"><text:s/>2.1. <text:s/>Starting VDMJ<text:tab/>5</text:p>
          <text:p text:style-name="P30"><text:s/>2.2. <text:s/>Parsing, Type Checking, and Proof Obligations<text:tab/>7</text:p>
          <text:p text:style-name="P30"><text:s/>2.3. <text:s/>The Interpreter<text:tab/>7</text:p>
          <text:p text:style-name="P31"><text:s/>2.3.1. <text:s/>Suppressing Runtime Checks<text:tab/>15</text:p>
          <text:p text:style-name="P30"><text:s/>2.4. <text:s/>Debugging<text:tab/>16</text:p>
          <text:p text:style-name="P31"><text:s/>2.4.1. <text:s/>Single-threaded Debugging<text:tab/>16</text:p>
          <text:p text:style-name="P31"><text:s/>2.4.2. <text:s/>VDM++ Multi-threaded Debugging<text:tab/>19</text:p>
          <text:p text:style-name="P31"><text:s/>2.4.3. <text:s/>VICE Debugging and the VDMJC Client<text:tab/>21</text:p>
          <text:p text:style-name="P29"><text:s/>3. <text:s/>Combinatorial Testing<text:tab/>26</text:p>
          <text:p text:style-name="P29"><text:s/>4. <text:s/>Internationalization (I18N)<text:tab/>31</text:p>
          <text:p text:style-name="P29"><text:s/>5. <text:s/>Appendix A: The shmem Example<text:tab/>33</text:p>
          <text:p text:style-name="P29"><text:s/>6. <text:s/>Appendix B: Supported Character Sets<text:tab/>38</text:p>
        </text:index-body>
      </text:table-of-content>
      <text:list xml:id="list1751717485" text:continue-numbering="true" text:style-name="Outline">
        <text:list-item>
          <text:list>
            <text:list-item>
              <text:h text:style-name="P24" text:outline-level="2">References</text:h>
            </text:list-item>
          </text:list>
        </text:list-item>
      </text:list>
      <text:list xml:id="list92736565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2">The VDMTools VDM++ Language Manual, http://www.vdmtools.jp/uploads/manuals/langmanpp_a4E.pdf</text:p>
        </text:list-item>
        <text:list-item>
          <text:p text:style-name="P32">Validated Designs for Object-oriented Systems, by John Fitzgerald et. al., <text:a xlink:type="simple" xlink:href="http://www.vdmbook.com/">http://www.vdmbook.com/</text:a></text:p>
        </text:list-item>
        <text:list-item>
          <text:p text:style-name="P32">User Manual for the Overture Combinatorial Testing Plug-in, by Peter Gorm Larsen and Kenneth Lausdahl.</text:p>
        </text:list-item>
        <text:list-item>
          <text:p text:style-name="P32">Overture, Open-source Tools for Formal Modelling, http://www.overturetool.org/</text:p>
        </text:list-item>
      </text:list>
      <text:list xml:id="list770387679" text:continue-list="list1751717485"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ICE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text:modification-date style:data-style-name="N37">09/12/09</text:modification-date></text:p>
          </table:table-cell>
          <table:table-cell table:style-name="History.A1" office:value-type="string">
            <text:p text:style-name="Table_20_Contents">Added GPL copyright section.</text:p>
          </table:table-cell>
        </table:table-row>
      </table:table>
      <text:p text:style-name="Table"><text:span text:style-name="Caption_20_characters"/></text:p>
      <text:list xml:id="list99997649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744669892"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 though it is integrated with the Overture Eclipse GUI [8].</text:p>
      <text:list xml:id="list819279509"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22536143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1.0.0.jar</text:p>
      <text:p text:style-name="Preformatted_20_Text">VDMJ: You must specify either -vdmsl, -vdmpp or -vdmrt</text:p>
      <text:p text:style-name="Preformatted_20_Text"/>
      <text:p text:style-name="Preformatted_20_Text">Usage: VDMJ &lt;-vdmsl | -vdmpp | -vdmrt &gt; [&lt;options&gt;] [&lt;files&gt;]</text:p>
      <text:p text:style-name="Preformatted_20_Text">-vdmsl: parse files as VDM-SL</text:p>
      <text:p text:style-name="Preformatted_20_Text">-vdmpp: parse files as VDM++</text:p>
      <text:p text:style-name="Preformatted_20_Text">-vdmrt: parse files as VIC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log: enable real-time event logging</text:p>
      <text:p text:style-name="Preformatted_20_Text"/>
      <text:p text:style-name="Preformatted_20_Text"/>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P20"/>
      <text:p text:style-name="Text_20_body"><text:soft-page-break/><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java -jar vdmj-1.0.0.jar -vdmsl flat.def</text:p>
      <text:p text:style-name="P11">Parsed 1 module in 0.202 secs. No syntax errors</text:p>
      <text:p text:style-name="P11">Warning 5012: Recursive function has no measure in (flat.def) at line 3:1</text:p>
      <text:p text:style-name="P11">Type checked 1 module in 0.016 secs. No type errors and 1 warning</text:p>
      <text:p text:style-name="P11"/>
      <text:p text:style-name="P11"/>
      <text:p text:style-name="P12">$ java -jar vdmj-1.0.0.jar -vdmsl -q -w flat.def</text:p>
      <text:p text:style-name="P11">&lt;quiet!&gt;</text:p>
      <text:p text:style-name="P11"/>
      <text:p text:style-name="P11"/>
      <text:p text:style-name="P12">$ java -jar vdmj-1.0.0.jar -vdmsl -w -e "f(10)" flat.def</text:p>
      <text:p text:style-name="P11">Parsed 1 module in 0.28 secs. No syntax errors</text:p>
      <text:p text:style-name="P11">Type checked 1 module in 0.031 secs. No type errors, suppressed 1 warning</text:p>
      <text:p text:style-name="P11">Initialized 1 module in 0.031 secs. </text:p>
      <text:p text:style-name="P11">3628800</text:p>
      <text:p text:style-name="P11">Bye</text:p>
      <text:p text:style-name="P11"/>
      <text:p text:style-name="P11"/>
      <text:p text:style-name="P12">$ java -jar vdmj-1.0.0.jar -vdmsl -e "f(10)" -q -w flat.def</text:p>
      <text:p text:style-name="P11">3628800</text:p>
      <text:p text:style-name="P11"/>
      <text:p text:style-name="P11"/>
      <text:p text:style-name="P12">$ java -jar vdmj-1.0.0.jar -vdmsl -i -w flat.def</text:p>
      <text:p text:style-name="P11">Parsed 1 module in 0.202 secs. No syntax errors</text:p>
      <text:p text:style-name="P11">Type checked 1 module in 0.016 secs. No type errors, suppressed 1 warning</text:p>
      <text:p text:style-name="P11">Initialized 1 module in 0.031 secs. </text:p>
      <text:p text:style-name="P11">Interpreter started</text:p>
      <text:p text:style-name="P12">&gt; print f(10)</text:p>
      <text:p text:style-name="P11">= 3628800</text:p>
      <text:p text:style-name="P11">Executed in 0.0 secs. </text:p>
      <text:p text:style-name="P12">&gt; quit</text:p>
      <text:p text:style-name="P11">Bye</text:p>
      <text:p text:style-name="P11"/>
      <text:p text:style-name="P11"/>
      <text:p text:style-name="P12">$ java -jar vdmj-1.0.0.jar -vdmsl -p -w flat.def</text:p>
      <text:p text:style-name="P11">Parsed 1 module in 0.218 secs. No syntax errors</text:p>
      <text:p text:style-name="P11">Type checked 1 module in 0.015 secs. No type errors, suppressed 1 warning</text:p>
      <text:p text:style-name="P11">Generated 1 proof obligation:</text:p>
      <text:p text:style-name="P11"/>
      <text:p text:style-name="P11">Proof Obligation 1:</text:p>
      <text:p text:style-name="P11">f: function apply obligation in 'DEFAULT1' (flat.def) at line 4:38</text:p>
      <text:p text:style-name="P11">(forall a:int &amp; (a &gt; 0) =&gt;</text:p>
      <text:p text:style-name="P11"><text:s text:c="2"/>(not (a &lt; 2) =&gt; </text:p>
      <text:p text:style-name="P11"><text:s text:c="4"/>pre_f((a - 1))))</text:p>
      <text:p text:style-name="P11"/>
      <text:p text:style-name="P11"/>
      <text:p text:style-name="P11"><text:span text:style-name="T7">$ java -jar vdmj-1.0.0.jar -vdmsl -w -e "f(0)" -w flat.def</text:span> </text:p>
      <text:p text:style-name="P11">Parsed 1 module in 0.203 secs. No syntax errors</text:p>
      <text:p text:style-name="P11"><text:soft-page-break/>Type checked 1 module in 0.015 secs. No type errors, suppressed 1 warning</text:p>
      <text:p text:style-name="P11">Initialized 1 module in 0.016 secs. </text:p>
      <text:p text:style-name="P11">Execution: Error 4055: Precondition failure: pre_f in (flat.def) at line 5:11</text:p>
      <text:p text:style-name="P11"><text:s text:c="8"/>a = 0</text:p>
      <text:p text:style-name="P11"><text:s text:c="8"/>f = (int -&gt; int)</text:p>
      <text:p text:style-name="P11"><text:s text:c="8"/>pre_f = (int +&gt; bool)</text:p>
      <text:p text:style-name="P11">In root context of f(a) in 'DEFAULT1' (console) at line 1:1</text:p>
      <text:p text:style-name="P11">In root context of interpreter in 'DEFAULT1' (flat.def) at line 3:1</text:p>
      <text:p text:style-name="P11">In root context of global environment</text:p>
      <text:p text:style-name="P11">Bye</text:p>
      <text:p text:style-name="P11"/>
      <text:p text:style-name="P11"/>
      <text:p text:style-name="P11"><text:span text:style-name="T7">$ java -jar vdmj-1.0.0.jar -vdmsl -w -pre -e "f(0)" -w flat.def</text:span> </text:p>
      <text:p text:style-name="P11">Parsed 1 module in 0.218 secs. No syntax errors</text:p>
      <text:p text:style-name="P11">Type checked 1 module in 0.016 secs. No type errors, suppressed 1 warning</text:p>
      <text:p text:style-name="P11">Initialized 1 module in 0.015 secs. </text:p>
      <text:p text:style-name="P11">1</text:p>
      <text:p text:style-name="P11">Bye</text:p>
      <text:p text:style-name="P11">$</text:p>
      <text:p text:style-name="P11"/>
      <text:p text:style-name="P11">$ <text:span text:style-name="T7">java -jar vdmj-1.0.0.jar -vdmsl -w -o flat.lib flat.def</text:span></text:p>
      <text:p text:style-name="P11">Parsed 1 module in 0.203 secs. No syntax errors</text:p>
      <text:p text:style-name="P11">Type checked 1 module in 0.016 secs. No type errors, suppressed 1 warning</text:p>
      <text:p text:style-name="P11">Saved 1 module to flat.lib in 0.093 secs.</text:p>
      <text:p text:style-name="P11">$</text:p>
      <text:p text:style-name="P11"/>
      <text:p text:style-name="P11">$ <text:span text:style-name="T7">java -jar vdmj-1.0.0.jar -vdmsl flat.lib -e "f(10)"</text:span></text:p>
      <text:p text:style-name="P11">Loaded 1 module from flat.lib in 0.187 secs</text:p>
      <text:p text:style-name="P11">Initialized 1 module in 0.0 secs. </text:p>
      <text:p text:style-name="P11">3628800</text:p>
      <text:p text:style-name="P11">Bye</text:p>
      <text:p text:style-name="P11"/>
      <text:list xml:id="list453113761" text:continue-numbering="true" text:style-name="Outline">
        <text:list-item>
          <text:list>
            <text:list-item>
              <text:h text:style-name="P25"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1776312940" text:continue-numbering="true" text:style-name="Outline">
        <text:list-item>
          <text:list>
            <text:list-item>
              <text:h text:style-name="P25"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1.0.0.jar -vdmsl -i shmem.vdm</text:p>
      <text:p text:style-name="P11"><text:soft-page-break/>Parsed 1 module in 0.266 secs. No syntax errors</text:p>
      <text:p text:style-name="P11">Type checked in 0.047 secs. No type errors</text:p>
      <text:p text:style-name="P11">Interpreter started</text:p>
      <text:p text:style-name="P11"/>
      <text:p text:style-name="P12">&gt; help</text:p>
      <text:p text:style-name="P11">modules - list the loaded module names</text:p>
      <text:p text:style-name="P11">default &lt;module&gt; - set the default module name</text:p>
      <text:p text:style-name="P11">state - show the default module state</text:p>
      <text:p text:style-name="P11">print &lt;expression&gt; - evaluate expression</text:p>
      <text:p text:style-name="P11">assert &lt;file&gt; - run assertions from a file</text:p>
      <text:p text:style-name="P11">init - re-initialize the global environment</text:p>
      <text:p text:style-name="P11">env - list the global symbols in the default environment</text:p>
      <text:p text:style-name="P11">pog - generate a list of proof obligations</text:p>
      <text:p text:style-name="P11">break [&lt;file&gt;:]&lt;line#&gt; [&lt;condition&gt;] - create a breakpoint</text:p>
      <text:p text:style-name="P11">break &lt;function/operation&gt; [&lt;condition&gt;] - create a breakpoint</text:p>
      <text:p text:style-name="P11">trace [&lt;file&gt;:]&lt;line#&gt; [&lt;exp&gt;] - create a tracepoint</text:p>
      <text:p text:style-name="P11">trace &lt;function/operation&gt; [&lt;exp&gt;] - create a tracepoint</text:p>
      <text:p text:style-name="P11">remove &lt;breakpoint#&gt; - remove a trace/breakpoint</text:p>
      <text:p text:style-name="P11">list - list breakpoints</text:p>
      <text:p text:style-name="P11">coverage [&lt;file&gt;|clear] - display/clear file line coverage</text:p>
      <text:p text:style-name="P11">latex|latexdoc [&lt;files&gt;] - generate LaTeX line coverage files</text:p>
      <text:p text:style-name="P11">files - list files in the current specification</text:p>
      <text:p text:style-name="Preformatted_20_Text">reload - reload the current specification files</text:p>
      <text:p text:style-name="P16">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text:soft-page-break/></text:p>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M`fragments = (M`Quadrant -&gt; nat)</text:p>
      <text:p text:style-name="P11">M`combine = (M`Quadrant -&gt; M`Quadrant)</text:p>
      <text:p text:style-name="P11">M`tryBest = (nat ==&gt; nat)</text:p>
      <text:p text:style-name="P11">M`seed = (nat1 ==&gt; ())</text:p>
      <text:p text:style-name="P11">M`reset = (() ==&gt; ())</text:p>
      <text:p text:style-name="P11">M`bestfit = (nat1 * M`Quadrant -&gt; nat1)</text:p>
      <text:p text:style-name="P11">M`add = (nat1 * nat1 * M`Quadrant -&gt; M`Quadrant)</text:p>
      <text:p text:style-name="P11">M`firstFit = (nat1 ==&gt; bool)</text:p>
      <text:p text:style-name="P11">M`rand = (nat1 ==&gt; nat1)</text:p>
      <text:p text:style-name="P11">M`tryFirst = (nat ==&gt; nat)</text:p>
      <text:p text:style-name="P11">M`main = (nat1 * nat1 ==&gt; seq of (&lt;SAME&gt; | &lt;BEST&gt; | &lt;FIRST&gt;))</text:p>
      <text:p text:style-name="P11">M`MAXMEM = 10000</text:p>
      <text:p text:style-name="P11">M`delete = (M`M * M`Quadrant -&gt; M`Quadrant)</text:p>
      <text:p text:style-name="P11">M`inv_M = (M`M +&gt; bool)</text:p>
      <text:p text:style-name="P11">M`CHUNK = 100</text:p>
      <text:p text:style-name="P11">M`bestFit = (nat1 ==&gt; bool)</text:p>
      <text:p text:style-name="P11">M`least = (nat1 * nat1 -&gt; nat1)</text:p>
      <text:p text:style-name="P11">M`fits = (nat1 * M`Quadrant -&gt; nat1)</text:p>
      <text:p text:style-name="P11">M`init_Memory = (M`Memory +&gt; bool)</text:p>
      <text:p text:style-name="P11">M`pre_add = (nat1 * nat1 * M`Quadrant +&gt; bool)</text:p>
      <text:p text:style-name="P11"/>
      <text:p text:style-name="P12">&gt; pog</text:p>
      <text:p text:style-name="P11">Generated 36 proof obligations:</text:p>
      <text:p text:style-name="P11"/>
      <text:p text:style-name="P11">Proof Obligation 1:</text:p>
      <text:p text:style-name="P11">M`fits: cases exhaustive obligation in 'M' (shmem.vdm) at line 40:5</text:p>
      <text:p text:style-name="P11">(forall size:nat1, Q:Quadrant &amp;</text:p>
      <text:p text:style-name="P11"><text:s text:c="2"/>Q = [] or Q = [h] ^ tail)</text:p>
      <text:p text:style-name="P11"/>
      <text:p text:style-name="P11">...</text:p>
      <text:p text:style-name="P11"/>
      <text:p text:style-name="P11">Proof Obligation 35:</text:p>
      <text:p text:style-name="P11">M`tryBest: sequence apply obligation in 'M' (shmem.vdm) at line 176:27</text:p>
      <text:p text:style-name="P11">rand((len Q4)) in set inds Q4</text:p>
      <text:p text:style-name="P11"/>
      <text:p text:style-name="P11">Proof Obligation 36:</text:p>
      <text:p text:style-name="P11">M`tryBest: subtype obligation in 'M' (shmem.vdm) at line 166:1</text:p>
      <text:p text:style-name="P11">RESULT &gt;= 0</text:p>
      <text:p text:style-name="P11"/>
      <text:p text:style-name="P11">&gt; </text:p>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oft-page-break/><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1.0.0.jar -vdmsl -i shmem.vdm</text:p>
      <text:p text:style-name="P11">Parsed 1 module in 0.297 secs. No syntax errors</text:p>
      <text:p text:style-name="P11">Type checked in 0.031 secs. No type errors</text:p>
      <text:p text:style-name="P11">Interpreter started</text:p>
      <text:p text:style-name="P12">&gt; assert rand.assertions</text:p>
      <text:p text:style-name="P11">PASSED all 2 assertions from rand.assertions</text:p>
      <text:p text:style-name="P12">&gt; assert rand.assertions </text:p>
      <text:p text:style-name="P11">FAILED: rand(100) = 71</text:p>
      <text:p text:style-name="P11">FAILED: rand(100) = 44</text:p>
      <text:p text:style-name="P11">FAILED 2 and passed 0 assertions from rand.assertions</text:p>
      <text:p text:style-name="P12">&gt; init</text:p>
      <text:p text:style-name="P11">Global context initialized</text:p>
      <text:p text:style-name="P12">&gt; assert rand.assertions</text:p>
      <text:p text:style-name="P11">PASSED all 2 assertions from rand.assertions</text:p>
      <text:p text:style-name="P12">&gt; quit</text:p>
      <text:p text:style-name="P11">bye</text:p>
      <text:p text:style-name="P11">$ </text:p>
      <text:p text:style-name="P20"/>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16">&gt; </text:p>
      <text:p text:style-name="P17"/>
      <text:p text:style-name="P17"/>
      <text:p text:style-name="P20">Most of the interpreter commands for a VDM++ specification are the same as for VDM-SL, with the following differences:</text:p>
      <text:p text:style-name="P11"/>
      <text:p text:style-name="P12">$ java -jar vdmj-1.0.0.jar -vdmpp -i</text:p>
      <text:p text:style-name="P11">Interpreter started</text:p>
      <text:p text:style-name="P12">&gt; help</text:p>
      <text:p text:style-name="P11">classes - list the loaded class names</text:p>
      <text:p text:style-name="P11">default &lt;class&gt; - set the default class name</text:p>
      <text:p text:style-name="P11">create &lt;id&gt; := &lt;exp&gt; - create a named variable</text:p>
      <text:p text:style-name="P11">print &lt;expression&gt; - evaluate expression</text:p>
      <text:p text:style-name="P11">assert &lt;file&gt; - run assertions from a file</text:p>
      <text:p text:style-name="P11">init - re-initialize the global environment</text:p>
      <text:p text:style-name="P11">env - list the global symbols in the default environment</text:p>
      <text:p text:style-name="P11">pog - generate a list of proof obligations</text:p>
      <text:p text:style-name="P11">break [&lt;file&gt;:]&lt;line#&gt; [&lt;condition&gt;] - create a breakpoint</text:p>
      <text:p text:style-name="P11">break &lt;function/operation&gt; [&lt;condition&gt;] - create a breakpoint</text:p>
      <text:p text:style-name="P11">trace [&lt;file&gt;:]&lt;line#&gt; [&lt;exp&gt;] - create a tracepoint</text:p>
      <text:p text:style-name="P11">trace &lt;function/operation&gt; [&lt;exp&gt;] - create a tracepoint</text:p>
      <text:p text:style-name="P11">remove &lt;breakpoint#&gt; - remove a trace/breakpoint</text:p>
      <text:p text:style-name="P11">list - list breakpoints</text:p>
      <text:p text:style-name="P11">coverage [&lt;file&gt;|clear] - display/clear file line coverage</text:p>
      <text:p text:style-name="P11">latex|latexdoc [&lt;files&gt;] - generate LaTeX line coverage files</text:p>
      <text:p text:style-name="P11">files - list files in the current specification</text:p>
      <text:p text:style-name="Preformatted_20_Text">reload - reload the current specification files</text:p>
      <text:p text:style-name="P16">load &lt;files&gt; - replace current loaded specification files</text:p>
      <text:p text:style-name="Preformatted_20_Text">quit - leave the interpreter</text:p>
      <text:p text:style-name="P11">&gt; </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0">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oft-page-break/><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0">&gt; classes</text:p>
      <text:p text:style-name="Preformatted_20_Text">A (default)</text:p>
      <text:p text:style-name="P10">&gt; state</text:p>
      <text:p text:style-name="Preformatted_20_Text">Command not available in this context</text:p>
      <text:p text:style-name="P10">&gt; p new A()</text:p>
      <text:p text:style-name="Preformatted_20_Text">= A{#1, si:=undefined, sj:=undefined, sk:=123}</text:p>
      <text:p text:style-name="Preformatted_20_Text">Executed in 0.016 secs. </text:p>
      <text:p text:style-name="P10">&gt; env</text:p>
      <text:p text:style-name="Preformatted_20_Text">test() = (() ==&gt; int)</text:p>
      <text:p text:style-name="Preformatted_20_Text">sk = 123</text:p>
      <text:p text:style-name="P10">&gt; print test()</text:p>
      <text:p text:style-name="Preformatted_20_Text">= 3</text:p>
      <text:p text:style-name="Preformatted_20_Text">Executed in 0.0 secs. </text:p>
      <text:p text:style-name="P10">&gt; env</text:p>
      <text:p text:style-name="Preformatted_20_Text">test() = (() ==&gt; int)</text:p>
      <text:p text:style-name="Preformatted_20_Text">sk = 3</text:p>
      <text:p text:style-name="P10">&gt; p new A().op(123,456)</text:p>
      <text:p text:style-name="Preformatted_20_Text">= 579</text:p>
      <text:p text:style-name="Preformatted_20_Text">Executed in 0.0 secs. </text:p>
      <text:p text:style-name="P10">&gt; env</text:p>
      <text:p text:style-name="Preformatted_20_Text">test() = (() ==&gt; int)</text:p>
      <text:p text:style-name="Preformatted_20_Text">sk = 579</text:p>
      <text:p text:style-name="P10">&gt; create a := new A()</text:p>
      <text:p text:style-name="P10"><text:span text:style-name="T4">&gt; </text:span>env</text:p>
      <text:p text:style-name="Preformatted_20_Text">test() = (() ==&gt; int)</text:p>
      <text:p text:style-name="Preformatted_20_Text">sk = 579</text:p>
      <text:p text:style-name="Preformatted_20_Text">a = A{#4, si:=undefined, sj:=undefined, sk:=579}</text:p>
      <text:p text:style-name="P10">&gt; p a.op(111,222)</text:p>
      <text:p text:style-name="Preformatted_20_Text">= 333</text:p>
      <text:p text:style-name="Preformatted_20_Text">Executed in 0.0 secs. </text:p>
      <text:p text:style-name="P10">&gt; env</text:p>
      <text:p text:style-name="Preformatted_20_Text">test() = (() ==&gt; int)</text:p>
      <text:p text:style-name="Preformatted_20_Text">sk = 333</text:p>
      <text:p text:style-name="Preformatted_20_Text">a = A{#4, si:=111, sj:=222, sk:=333}</text:p>
      <text:p text:style-name="P10">&gt; quit</text:p>
      <text:p text:style-name="Preformatted_20_Text">Bye</text:p>
      <text:p text:style-name="P11"/>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text:soft-page-break/>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0">&gt; log off</text:p>
      <text:p text:style-name="Preformatted_20_Text">RT event logging disabled</text:p>
      <text:p text:style-name="P16"><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oft-page-break/><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1">&gt; latex</text:p>
      <text:p text:style-name="P11">Latex coverage written to routing.vdmpp.tex</text:p>
      <text:p text:style-name="P11">Latex coverage written to test.vdmpp.tex</text:p>
      <text:p text:style-name="P11">&gt; </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oft-page-break/><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1290732590" text:continue-numbering="true" text:style-name="Outline">
        <text:list-item>
          <text:list>
            <text:list-item>
              <text:list>
                <text:list-item>
                  <text:h text:style-name="P28" text:outline-level="3">Suppressing Runtime Checks</text:h>
                </text:list-item>
              </text:list>
            </text:list-item>
          </text:list>
        </text:list-item>
      </text:list>
      <text:p text:style-name="P20">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516488133" text:continue-numbering="true" text:style-name="Outline">
        <text:list-item>
          <text:list>
            <text:list-item>
              <text:h text:style-name="P26" text:outline-level="2">Debugging</text:h>
              <text:list>
                <text:list-item>
                  <text:h text:style-name="P28"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0">&gt; break op</text:p>
      <text:p text:style-name="Preformatted_20_Text">Created break [1] in 'A' (test.vpp) at line 12:3</text:p>
      <text:p text:style-name="Preformatted_20_Text">12: <text:s text:c="3"/>( si := i;</text:p>
      <text:p text:style-name="P10">&gt; p test()</text:p>
      <text:p text:style-name="Preformatted_20_Text">Stopped break [1] in 'A' (test.vpp) at line 12:3</text:p>
      <text:p text:style-name="Preformatted_20_Text">12: <text:s text:c="3"/>( si := i;</text:p>
      <text:p text:style-name="P10">[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0">[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0">[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0">[thread 1]&gt; down</text:p>
      <text:p text:style-name="Preformatted_20_Text">In context of let statement in 'A' (test.vpp) at line 19:15</text:p>
      <text:p text:style-name="P10">[thread 1]&gt; stack</text:p>
      <text:p text:style-name="Preformatted_20_Text">Stopped at break [1] in 'A' (test.vpp) at line 12:3</text:p>
      <text:p text:style-name="Preformatted_20_Text"><text:soft-page-break/><text:tab/>a = A{#2, si:=undefined, sj:=undefined, sk:=123}</text:p>
      <text:p text:style-name="Preformatted_20_Text">In context of let statement in 'A' (test.vpp) at line 19:15</text:p>
      <text:p text:style-name="Preformatted_20_Text">In root context of test() in 'A' (test.vpp) at line 18:15</text:p>
      <text:p text:style-name="Preformatted_20_Text">In root context of global static scope</text:p>
      <text:p text:style-name="P10">[thread 1]&gt; print a</text:p>
      <text:p text:style-name="P16">a = A{#2, si:=undefined, sj:=undefined, sk:=123}</text:p>
      <text:p text:style-name="P10">[thread 1]&gt; step</text:p>
      <text:p text:style-name="Preformatted_20_Text">Stopped in 'A' (test.vpp) at line 13:5</text:p>
      <text:p text:style-name="Preformatted_20_Text">13: <text:s text:c="5"/>sj := j;</text:p>
      <text:p text:style-name="P10">[thread 1]&gt; step</text:p>
      <text:p text:style-name="Preformatted_20_Text">Stopped in 'A' (test.vpp) at line 14:5</text:p>
      <text:p text:style-name="Preformatted_20_Text">14: <text:s text:c="5"/>sk := i + j;</text:p>
      <text:p text:style-name="P10">[thread 1]&gt; step</text:p>
      <text:p text:style-name="Preformatted_20_Text">Stopped in 'A' (test.vpp) at line 15:5</text:p>
      <text:p text:style-name="Preformatted_20_Text">15: <text:s text:c="5"/>return sk;</text:p>
      <text:p text:style-name="P10">[thread 1]&gt; step</text:p>
      <text:p text:style-name="Preformatted_20_Text">= 3</text:p>
      <text:p text:style-name="Preformatted_20_Text">Executed in 39.122 secs. </text:p>
      <text:p text:style-name="P10">&gt; list</text:p>
      <text:p text:style-name="Preformatted_20_Text">break [1] in 'A' (test.vpp) at line 12:3</text:p>
      <text:p text:style-name="Preformatted_20_Text">12: <text:s text:c="3"/>( si := i;</text:p>
      <text:p text:style-name="P10">&gt; break op i &lt; 10</text:p>
      <text:p text:style-name="Preformatted_20_Text">Created break [2] when "i &lt; 10" in 'A' (test.vpp) at line 12:3</text:p>
      <text:p text:style-name="Preformatted_20_Text">12: <text:s text:c="3"/>( si := i;</text:p>
      <text:p text:style-name="P10">&gt; print new A().op(1,2)</text:p>
      <text:p text:style-name="Preformatted_20_Text">Stopped break [2] when "i &lt; 10" in 'A' (test.vpp) at line 12:3</text:p>
      <text:p text:style-name="Preformatted_20_Text">12: <text:s text:c="3"/>( si := i;</text:p>
      <text:p text:style-name="P10">[thread 1]&gt; continue</text:p>
      <text:p text:style-name="Preformatted_20_Text">= 3</text:p>
      <text:p text:style-name="Preformatted_20_Text">Executed in 3.5 secs. </text:p>
      <text:p text:style-name="P10">&gt; print new A().op(100,200)</text:p>
      <text:p text:style-name="Preformatted_20_Text">= 300</text:p>
      <text:p text:style-name="Preformatted_20_Text">Executed in 0.0 secs. </text:p>
      <text:p text:style-name="P16">&gt; </text:p>
      <text:p text:style-name="P16"/>
      <text:p text:style-name="P13"/>
      <text:p text:style-name="P20">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0">&gt; break 11 &gt;= 4</text:p>
      <text:p text:style-name="Preformatted_20_Text">Created break [2] when "&gt;= 4" in 'A' (test.vpp) at line 11:13</text:p>
      <text:p text:style-name="Preformatted_20_Text"/>
      <text:p text:style-name="P10">&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text:soft-page-break/></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list</text:p>
      <text:p text:style-name="Preformatted_20_Text">break [2] when "i &lt; 10" in 'A' (test.vpp) at line 12:3</text:p>
      <text:p text:style-name="Preformatted_20_Text">12: <text:s text:c="3"/>( si := i;</text:p>
      <text:p text:style-name="P10">&gt; trace 14 sk</text:p>
      <text:p text:style-name="Preformatted_20_Text">Created trace [3] show "sk" in 'A' (test.vpp) at line 14:5</text:p>
      <text:p text:style-name="Preformatted_20_Text">14: <text:s text:c="5"/>sk := i + j;</text:p>
      <text:p text:style-name="P10">&gt; remove 2</text:p>
      <text:p text:style-name="Preformatted_20_Text">Cleared break [2] when "i &lt; 10" in 'A' (test.vpp) at line 12:3</text:p>
      <text:p text:style-name="Preformatted_20_Text">12: <text:s text:c="3"/>( si := i;</text:p>
      <text:p text:style-name="P10">&gt; p test()</text:p>
      <text:p text:style-name="Preformatted_20_Text">sk = 300 at [3]</text:p>
      <text:p text:style-name="Preformatted_20_Text">= 3</text:p>
      <text:p text:style-name="Preformatted_20_Text">Executed in 0.0 secs. </text:p>
      <text:p text:style-name="Preformatted_20_Text">&gt;</text:p>
      <text:p text:style-name="P11"/>
      <text:p text:style-name="P20">Note that new breakpoints and tracepoints can be set when stopped in the debugger (ie. when the command prompt is “[thread n]&gt;”). <text:s/>Setting a trace or breakpoint at the same location as an existing one replaces the existing one silently.</text:p>
      <text:p text:style-name="P20">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2)</text:p>
      <text:p text:style-name="Preformatted_20_Text">= 0.5</text:p>
      <text:p text:style-name="Preformatted_20_Text">Executed in 0.0 secs. </text:p>
      <text:p text:style-name="P10">&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0">[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0">[thread 1]&gt; p x</text:p>
      <text:p text:style-name="Preformatted_20_Text">x = 2</text:p>
      <text:p text:style-name="P10">[thread 1]&gt; p y</text:p>
      <text:p text:style-name="Preformatted_20_Text">y = 0</text:p>
      <text:p text:style-name="P10">[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text:soft-page-break/>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937451175"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0">&gt; break op</text:p>
      <text:p text:style-name="Preformatted_20_Text">Created break [1] in 'A' (test.vpp) at line 35:9</text:p>
      <text:p text:style-name="Preformatted_20_Text">35: <text:s/><text:tab/><text:tab/>(</text:p>
      <text:p text:style-name="P10">&gt; p new A().run()</text:p>
      <text:p text:style-name="Preformatted_20_Text">Stopped break [1] in 'A' (test.vpp) at line 35:9</text:p>
      <text:p text:style-name="Preformatted_20_Text">35: <text:s/><text:tab/><text:tab/>(</text:p>
      <text:p text:style-name="P10">[thread 9]&gt; n</text:p>
      <text:p text:style-name="Preformatted_20_Text">Stopped in 'A' (test.vpp) at line 36:17</text:p>
      <text:p text:style-name="Preformatted_20_Text">36: <text:s/><text:tab/><text:tab/><text:tab/>new IO().print("Thread " ^ str(threadid) ^ "...");</text:p>
      <text:p text:style-name="P10">[thread 9]&gt; n</text:p>
      <text:p text:style-name="Preformatted_20_Text">Stopped break [1] in 'A' (test.vpp) at line 35:9</text:p>
      <text:p text:style-name="Preformatted_20_Text">35: <text:s/><text:tab/><text:tab/>(</text:p>
      <text:p text:style-name="P10">[thread 8]&gt; n</text:p>
      <text:p text:style-name="Preformatted_20_Text">Stopped in 'A' (test.vpp) at line 36:17</text:p>
      <text:p text:style-name="Preformatted_20_Text">36: <text:s/><text:tab/><text:tab/><text:tab/>new IO().print("Thread " ^ str(threadid) ^ "...");</text:p>
      <text:p text:style-name="P10">[thread 8]&gt; n</text:p>
      <text:p text:style-name="Preformatted_20_Text">Stopped break [1] in 'A' (test.vpp) at line 35:9</text:p>
      <text:p text:style-name="Preformatted_20_Text">35: <text:s/><text:tab/><text:tab/>(</text:p>
      <text:p text:style-name="P10">[thread 10]&gt; n</text:p>
      <text:p text:style-name="Preformatted_20_Text">Stopped in 'A' (test.vpp) at line 36:17</text:p>
      <text:p text:style-name="Preformatted_20_Text">36: <text:s/><text:tab/><text:tab/><text:tab/>new IO().print("Thread " ^ str(threadid) ^ "...");</text:p>
      <text:p text:style-name="P10">[thread 10]&gt; n</text:p>
      <text:p text:style-name="P10">Thread 10...</text:p>
      <text:p text:style-name="Preformatted_20_Text">Stopped in 'A' (test.vpp) at line 37:13</text:p>
      <text:p text:style-name="Preformatted_20_Text">37: <text:s/><text:tab/><text:tab/><text:tab/>skip</text:p>
      <text:p text:style-name="P10">[thread 10]&gt; n</text:p>
      <text:p text:style-name="Preformatted_20_Text">Stopped break [1] in 'A' (test.vpp) at line 35:9</text:p>
      <text:p text:style-name="Preformatted_20_Text">35: <text:s/><text:tab/><text:tab/>(</text:p>
      <text:p text:style-name="P10"><text:soft-page-break/>[thread 10]&gt; n</text:p>
      <text:p text:style-name="Preformatted_20_Text">Stopped in 'A' (test.vpp) at line 36:17</text:p>
      <text:p text:style-name="Preformatted_20_Text">36: <text:s/><text:tab/><text:tab/><text:tab/>new IO().print("Thread " ^ str(threadid) ^ "...");</text:p>
      <text:p text:style-name="P10">[thread 10]&gt; n</text:p>
      <text:p text:style-name="P10">Thread 10...</text:p>
      <text:p text:style-name="Preformatted_20_Text">Stopped in 'A' (test.vpp) at line 37:13</text:p>
      <text:p text:style-name="Preformatted_20_Text">37: <text:s/><text:tab/><text:tab/><text:tab/>skip</text:p>
      <text:p text:style-name="P10">[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5">[thread 10]&gt; c</text:p>
      <text:p text:style-name="P10">Thread 8...</text:p>
      <text:p text:style-name="P10">Thread 9...</text:p>
      <text:p text:style-name="Preformatted_20_Text">Stopped break [1] in 'A' (test.vpp) at line 35:9</text:p>
      <text:p text:style-name="Preformatted_20_Text">35: <text:s/><text:tab/><text:tab/>(</text:p>
      <text:p text:style-name="P15">[thread 10]&gt; remove 1</text:p>
      <text:p text:style-name="Preformatted_20_Text">Cleared break [1] in 'A' (test.vpp) at line 35:9</text:p>
      <text:p text:style-name="Preformatted_20_Text">35: <text:s/><text:tab/><text:tab/>(</text:p>
      <text:p text:style-name="P10">[thread 10]&gt; c</text:p>
      <text:p text:style-name="Preformatted_20_Text">Stopped in 'A' (test.vpp) at line 37:13</text:p>
      <text:p text:style-name="Preformatted_20_Text">37: <text:s/><text:tab/><text:tab/><text:tab/>skip</text:p>
      <text:p text:style-name="P10">[thread 9]&gt; c</text:p>
      <text:p text:style-name="Preformatted_20_Text">Stopped in 'A' (test.vpp) at line 37:13</text:p>
      <text:p text:style-name="Preformatted_20_Text">37: <text:s/><text:tab/><text:tab/><text:tab/>skip</text:p>
      <text:p text:style-name="P10">[thread 8]&gt; c</text:p>
      <text:p text:style-name="P10">Thread 10...</text:p>
      <text:p text:style-name="P10">Thread 9...</text:p>
      <text:p text:style-name="P10">Thread 8...</text:p>
      <text:p text:style-name="P10">Thread 10...</text:p>
      <text:p text:style-name="P10">Thread 9...</text:p>
      <text:p text:style-name="P10">Thread 8...</text:p>
      <text:p text:style-name="P10">Thread 10...</text:p>
      <text:p text:style-name="P10">Thread 9...</text:p>
      <text:p text:style-name="P10">Thread 8...</text:p>
      <text:p text:style-name="P10">...etc</text:p>
      <text:p text:style-name="P10"/>
      <text:p text:style-name="P16"/>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soft-page-break/><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186067153" text:continue-numbering="true" text:style-name="Outline">
        <text:list-item>
          <text:list>
            <text:list-item>
              <text:list>
                <text:list-item>
                  <text:h text:style-name="Heading_20_3" text:outline-level="3">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text:soft-page-break/>Use 'help &lt;command&gt;' for more help</text:p>
      <text:p text:style-name="P16">&gt;</text:p>
      <text:p text:style-name="P16"/>
      <text:p text:style-name="P16"/>
      <text:p text:style-name="Text_20_body">To load a specification, starting an instance of VDMJ, you use the <text:span text:style-name="T1">load </text:span><text:span text:style-name="T2">command:</text:span></text:p>
      <text:p text:style-name="P16"/>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6">[Id 1: STARTING]&gt; </text:p>
      <text:p text:style-name="P16"/>
      <text:p text:style-name="P16"/>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reformatted_20_Text">[Id 1: STOPPED]&gt; <text:span text:style-name="T7">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7">p obj1</text:span></text:p>
      <text:p text:style-name="Preformatted_20_Text"><text:soft-page-break/>[Id 1: RUNNING]&gt; </text:p>
      <text:p text:style-name="Preformatted_20_Text">obj1 = A{#2, val:=123}</text:p>
      <text:p text:style-name="P16">[Id 1: STOPPED]&gt;</text:p>
      <text:p text:style-name="P16"/>
      <text:p text:style-name="P16"/>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display, especially if large numbers of threads are created and destroyed all the time. Therefore there is a command, <text:span text:style-name="T1">quiet</text:span><text:span text:style-name="T2">, to turn off the display of thread activity:</text:span></text:p>
      <text:p text:style-name="P11"/>
      <text:p text:style-name="Preformatted_20_Text"><text:span text:style-name="T2">[Id 1: STOPPED]&gt; </text:span><text:span text:style-name="T3">quiet</text:span></text:p>
      <text:p text:style-name="Preformatted_20_Text">Quiet setting is now ON</text:p>
      <text:p text:style-name="Preformatted_20_Text">[Id 1: STOPPED]&gt; <text:span text:style-name="T7">p obj1.Set(123)</text:span></text:p>
      <text:p text:style-name="Preformatted_20_Text">[Id 1: RUNNING]&gt; </text:p>
      <text:p text:style-name="Preformatted_20_Text">obj1.Set(123) = ()</text:p>
      <text:p text:style-name="P16">[Id 1: STOPPED]&gt;</text:p>
      <text:p text:style-name="P16"/>
      <text:p text:style-name="P16"/>
      <text:p text:style-name="Text_20_body">To illustrate threaded debugging, we use the <text:span text:style-name="T1">factorial </text:span><text:span text:style-name="T2">example from the CSK VDM++ manual.</text:span></text:p>
      <text:p text:style-name="Preformatted_20_Text"/>
      <text:p text:style-name="Preformatted_20_Text">[Id 1: STARTING]&gt; <text:span text:style-name="T7">break 35</text:span></text:p>
      <text:p text:style-name="Preformatted_20_Text">[Id 1: STARTING]&gt; </text:p>
      <text:p text:style-name="Preformatted_20_Text">Breakpoint [1] set</text:p>
      <text:p text:style-name="Preformatted_20_Text">[Id 1: STARTING]&gt; <text:span text:style-name="T7">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BREAK</text:p>
      <text:p text:style-name="Preformatted_20_Text">[Id 1: RUNNING]&gt; <text:span text:style-name="T7">thread 8</text:span></text:p>
      <text:p text:style-name="Preformatted_20_Text">[Id 8: BREAK]&gt; <text:span text:style-name="T7">p i</text:span></text:p>
      <text:p text:style-name="Preformatted_20_Text">[Id 8: BREAK]&gt; </text:p>
      <text:p text:style-name="Preformatted_20_Text">i = 1</text:p>
      <text:p text:style-name="Preformatted_20_Text">[Id 8: BREAK]&gt; <text:span text:style-name="T7">p j</text:span></text:p>
      <text:p text:style-name="Preformatted_20_Text">[Id 8: BREAK]&gt; </text:p>
      <text:p text:style-name="Preformatted_20_Text">j = 2</text:p>
      <text:p text:style-name="Preformatted_20_Text">[Id 8: BREAK]&gt; <text:span text:style-name="T7">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7">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7">t 9</text:span></text:p>
      <text:p text:style-name="Preformatted_20_Text">[Id 9: BREAK]&gt; <text:span text:style-name="T7">p j</text:span></text:p>
      <text:p text:style-name="Preformatted_20_Text"><text:soft-page-break/>[Id 9: BREAK]&gt; </text:p>
      <text:p text:style-name="Preformatted_20_Text">j = 1</text:p>
      <text:p text:style-name="Preformatted_20_Text">[Id 9: BREAK]&gt; <text:span text:style-name="T7">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RUNNING</text:p>
      <text:p text:style-name="Preformatted_20_Text">Id 10: BREAK</text:p>
      <text:p text:style-name="Preformatted_20_Text">[Id 1: RUNNING]&gt; <text:span text:style-name="T7">t 10</text:span></text:p>
      <text:p text:style-name="Preformatted_20_Text">[Id 10: BREAK]&gt; <text:span text:style-name="T7">p j</text:span></text:p>
      <text:p text:style-name="Preformatted_20_Text">[Id 10: BREAK]&gt; </text:p>
      <text:p text:style-name="Preformatted_20_Text">j = 2</text:p>
      <text:p text:style-name="Preformatted_20_Text">[Id 10: BREAK]&gt; <text:span text:style-name="T7">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thread 1 is RUNNING and thread 8 is BREAK (at a breakpoint), and the </text:span><text:span text:style-name="T1">thread 8 </text:span><text:span text:style-name="T2">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P20">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16">[Id 1: STOPPED]&gt;</text:p>
      <text:p text:style-name="P16"/>
      <text:p text:style-name="P16"/>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
      <text:p text:style-name="Preformatted_20_Text"><text:span text:style-name="T2">[Id 1: STOPPED]&gt; </text:span><text:span text:style-name="T3">quit</text:span></text:p>
      <text:p text:style-name="Preformatted_20_Text">Terminating VDMJ process</text:p>
      <text:p text:style-name="P16">&gt;</text:p>
      <text:p text:style-name="P16"/>
      <text:p text:style-name="P16"><text:soft-page-break/></text:p>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1129511920"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0">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0">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0">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0">If this specification is loaded into the VDMJ interpreter, the following output is produced:</text:p>
      <text:p text:style-name="P11"/>
      <text:p text:style-name="P12">&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0">&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xt:soft-page-break/>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0">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0">That indicates that the op1 call is to be made once, then twice, then three times and so on, up to five times – ie. this single trace specification actually describes five separate tests:</text:p>
      <text:p text:style-name="P11"/>
      <text:p text:style-name="P12">&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0">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0">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9"><text:tab/><text:tab/>let x in set {1,...,10} be <text:span text:style-name="T4">st</text:span> x <text:span text:style-name="T4">mod</text:span> 2 = 0 in</text:p>
      <text:p text:style-name="Preformatted_20_Text"><text:tab/><text:tab/><text:tab/>let y = x + 1 in</text:p>
      <text:p text:style-name="P19"><text:tab/><text:tab/><text:tab/><text:tab/>(<text:span text:style-name="T4">obj</text:span>.op1(); <text:span text:style-name="T4">obj</text:span>.op2(x,y){1,2} | <text:span text:style-name="T4">obj</text:span>.op1())</text:p>
      <text:p text:style-name="P19"/>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text:soft-page-break/>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6">Executed in 0.032 secs.</text:p>
      <text:p text:style-name="P16"/>
      <text:p text:style-name="P1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9"><text:tab/>public op2: <text:span text:style-name="T4">int</text:span> * <text:span text:style-name="T4">int</text:span> ==&gt; <text:span text:style-name="T4">int</text:span></text:p>
      <text:p text:style-name="P19"><text:tab/><text:tab/>op2(x, y) == ( total := total + x + y; return total; )</text:p>
      <text:p text:style-name="P19"><text:tab/><text:tab/>post total &lt; 10;</text:p>
      <text:p text:style-name="Preformatted_20_Text">...</text:p>
      <text:p text:style-name="Preformatted_20_Text"/>
      <text:p text:style-name="P10">&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xt:soft-page-break/>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a1.</text:span><text:span text:style-name="T5">op</text:span><text:span text:style-name="T9">(x){1, 3}</text:span></text:p>
      <text:p text:style-name="Preformatted_20_Text"/>
      <text:p text:style-name="Preformatted_20_Text"/>
      <text:p text:style-name="P15">&gt; p new TestA().T1()<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5">&gt; p new TestA().T1(5)<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reformatted_20_Text"/>
      <text:p text:style-name="P10">&gt; break op</text:p>
      <text:p text:style-name="Preformatted_20_Text">Created break [1] in 'A' (test.vpp) at line 10:18</text:p>
      <text:p text:style-name="Preformatted_20_Text">10: <text:s text:c="5"/><text:tab/>op(x) == (iv := iv + x; return iv);</text:p>
      <text:p text:style-name="P10">&gt; p new TestA().T1(5)</text:p>
      <text:p text:style-name="Preformatted_20_Text">Stopped break [1] in 'A' (test.vpp) at line 10:18</text:p>
      <text:p text:style-name="Preformatted_20_Text">10: <text:s text:c="5"/><text:tab/>op(x) == (iv := iv + x; return iv);</text:p>
      <text:p text:style-name="P10">[thread 1]&gt; p iv</text:p>
      <text:p text:style-name="Preformatted_20_Text">iv = 0</text:p>
      <text:p text:style-name="P10">[thread 1]&gt; c</text:p>
      <text:p text:style-name="Preformatted_20_Text">Stopped break [1] in 'A' (test.vpp) at line 10:18</text:p>
      <text:p text:style-name="Preformatted_20_Text">10: <text:s text:c="5"/><text:tab/>op(x) == (iv := iv + x; return iv);</text:p>
      <text:p text:style-name="P10">[thread 1]&gt; p iv</text:p>
      <text:p text:style-name="Preformatted_20_Text">iv = 222</text:p>
      <text:p text:style-name="P15">[thread 1]&gt; p x<text:tab/><text:tab/>-- we can look at trace variables too!</text:p>
      <text:p text:style-name="Preformatted_20_Text">x = 222</text:p>
      <text:p text:style-name="P10">[thread 1]&gt; c</text:p>
      <text:p text:style-name="Preformatted_20_Text"><text:soft-page-break/>Test 5 = a1.op(222); a1.op(222)</text:p>
      <text:p text:style-name="Preformatted_20_Text">Result = [222, 444, PASSED]</text:p>
      <text:p text:style-name="Preformatted_20_Text">= ()</text:p>
      <text:p text:style-name="Preformatted_20_Text">Executed in 19.015 secs. </text:p>
      <text:p text:style-name="Preformatted_20_Text">&gt; </text:p>
      <text:p text:style-name="Preformatted_20_Text"/>
      <text:p text:style-name="P10">&gt; p new TestA().T1(7)</text:p>
      <text:p text:style-name="Preformatted_20_Text">Runtime: Error 4143: No such test number: 7</text:p>
      <text:p text:style-name="Preformatted_20_Text"/>
      <text:p text:style-name="P10">&gt; p new TestA().T1(0)</text:p>
      <text:p text:style-name="Preformatted_20_Text">Runtime: Error 4064: Value 0 is not a nat1</text:p>
      <text:p text:style-name="Text_20_body"/>
      <text:list xml:id="list114705129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6">&gt; </text:p>
      <text:p text:style-name="Preformatted_20_Text"><text:soft-page-break/></text:p>
      <text:p text:style-name="Text_20_body">Appendix B lists the character set names that may be used with -c or -t.</text:p>
      <text:list xml:id="list1057375607"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Note that it can be very CPU intensive:</text:p>
      <text:p text:style-name="P18"/>
      <text:p text:style-name="P11">&gt; p main(5, 100)</text:p>
      <text:p text:style-name="Preformatted_20_Text">= [&lt;FIRST&gt;, &lt;SAME&gt;, &lt;FIRST&gt;, &lt;BEST&gt;, &lt;FIRST&gt;]</text:p>
      <text:p text:style-name="Preformatted_20_Text">Executed in 34.344 secs. </text:p>
      <text:p text:style-name="P16">&gt;</text:p>
      <text:p text:style-name="P16"/>
      <text:p text:style-name="P16"/>
      <text:p text:style-name="P14">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text:soft-page-break/>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text:soft-page-break/></text:p>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soft-page-break/><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soft-page-break/><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4"/>
      <text:list xml:id="list177054219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59cm" table:align="margins" fo:keep-with-next="always"/>
    </style:style>
    <style:style style:name="Heading.A" style:family="table-column">
      <style:table-column-properties style:column-width="6.152cm" style:rel-column-width="21845*"/>
    </style:style>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356cm" fo:margin-left="0cm" fo:margin-right="0cm" fo:margin-bottom="0.254cm" fo:border-top="none" fo:border-bottom="0.018cm solid #000000" fo:border-left="none" fo:border-right="none" fo:padding="0.051cm" style:shadow="none" style:dynamic-spacing="false"/>
      </style:header-style>
      <style:footer-style>
        <style:header-footer-properties fo:min-height="0.356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711cm" fo:margin-left="0cm" fo:margin-right="0cm" fo:margin-bottom="0.203cm" fo:border-top="none" fo:border-bottom="0.018cm solid #000000" fo:border-left="none" fo:border-right="none" fo:padding="0cm" style:shadow="none" style:dynamic-spacing="false"/>
      </style:header-style>
      <style:footer-style>
        <style:header-footer-properties fo:min-height="0.711cm" fo:margin-left="0cm" fo:margin-right="0cm" fo:margin-top="0.203cm"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09/12/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11</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8</text:page-number> of <text:page-count style:num-format="1">3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09/12/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VDM User Guide</dc:title>
    <dc:description>The User Guide for VDMJ.</dc:description>
    <meta:editing-cycles>77</meta:editing-cycles>
    <meta:editing-duration>PT13H23M26S</meta:editing-duration>
    <dc:date>2009-12-09T21:38:19</dc:date>
    <meta:keyword>VDMJ</meta:keyword>
    <dc:subject>VDMJ</dc:subject>
    <meta:document-statistic meta:table-count="5" meta:image-count="0" meta:object-count="0" meta:page-count="38" meta:paragraph-count="1326" meta:word-count="11226" meta:character-count="65459"/>
    <meta:user-defined meta:name="Info 1">0.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